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1.266cm"/>
    </style:style>
    <style:style style:name="co6" style:family="table-column">
      <style:table-column-properties fo:break-before="auto" style:column-width="2.399cm"/>
    </style:style>
    <style:style style:name="co7" style:family="table-column">
      <style:table-column-properties fo:break-before="auto" style:column-width="1.46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add58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_200" table:style-name="ta1">
        <office:forms form:automatic-focus="false" form:apply-design-mode="false"/>
        <table:shapes>
          <draw:frame draw:z-index="0" draw:style-name="gr1" draw:text-style-name="P1" svg:width="11.427cm" svg:height="6.615cm" svg:x="18.238cm" svg:y="0.541cm">
            <draw:object draw:notify-on-update-of-ranges="datos_200.C2:datos_200.C61 datos_200.C1:datos_200.C1 datos_200.H2:datos_200.H61 datos_200.C2:datos_200.C61 datos_200.I2:datos_200.I61 datos_200.C2:datos_200.C61 datos_200.J2:datos_200.J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427cm" svg:height="6.615cm" svg:x="29.569cm" svg:y="0.452cm">
            <draw:object draw:notify-on-update-of-ranges="datos_200.C62:datos_200.C121 datos_200.C1:datos_200.C1 datos_200.H62:datos_200.H121 datos_200.C62:datos_200.C121 datos_200.J62:datos_200.J121 datos_200.C62:datos_200.C121 datos_200.I62:datos_200.I1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.427cm" svg:height="6.615cm" svg:x="18.056cm" svg:y="7.108cm">
            <draw:object draw:notify-on-update-of-ranges="datos_200.C122:datos_200.C181 datos_200.C1:datos_200.C1 datos_200.H122:datos_200.H181 datos_200.C122:datos_200.C181 datos_200.I122:datos_200.I181 datos_200.C122:datos_200.C181 datos_200.J122:datos_200.J18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1.427cm" svg:height="6.615cm" svg:x="29.477cm" svg:y="7.141cm">
            <draw:object draw:notify-on-update-of-ranges="datos_200.C182:datos_200.C241 datos_200.C1:datos_200.C1 datos_200.H182:datos_200.H241 datos_200.C182:datos_200.C241 datos_200.I182:datos_200.I241 datos_200.C182:datos_200.C241 datos_200.J182:datos_200.J2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11.427cm" svg:height="6.615cm" svg:x="19.787cm" svg:y="15.395cm">
            <draw:object draw:notify-on-update-of-ranges="datos_200.C242:datos_200.C301 datos_200.C1:datos_200.C1 datos_200.H242:datos_200.H301 datos_200.C242:datos_200.C301 datos_200.I242:datos_200.I301 datos_200.C242:datos_200.C301 datos_200.J242:datos_200.J3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8" table:number-columns-repeated="55" table:default-cell-style-name="Default"/>
        <table:table-row table:style-name="ro1">
          <table:table-cell office:value-type="string" calcext:value-type="string">
            <text:p>Particulas</text:p>
          </table:table-cell>
          <table:table-cell office:value-type="string" calcext:value-type="string">
            <text:p>Iner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Ajuste</text:p>
          </table:table-cell>
          <table:table-cell office:value-type="string" calcext:value-type="string">
            <text:p>Evaluaciones</text:p>
          </table:table-cell>
          <table:table-cell office:value-type="string" calcext:value-type="string">
            <text:p>Epocas</text:p>
          </table:table-cell>
          <table:table-cell table:style-name="Default" office:value-type="string" calcext:value-type="string">
            <text:p>inferior</text:p>
          </table:table-cell>
          <table:table-cell office:value-type="string" calcext:value-type="string">
            <text:p>superior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06.0</text:p>
          </table:table-cell>
          <table:table-cell office:value-type="float" office:value="82" calcext:value-type="float">
            <text:p>82</text:p>
          </table:table-cell>
          <table:table-cell table:formula="of:=[.H2]" office:value-type="float" office:value="82" calcext:value-type="float">
            <text:p>82</text:p>
          </table:table-cell>
          <table:table-cell table:formula="of:=[.I2]" office:value-type="float" office:value="82" calcext:value-type="float">
            <text:p>82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30.0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16.0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42.0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55.0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70.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85.0</text:p>
          </table:table-cell>
          <table:table-cell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27.0</text:p>
          </table:table-cell>
          <table:table-cell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16.0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98.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5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1000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8656.0</text:p>
          </table:table-cell>
          <table:table-cell table:style-name="ce1" office:value-type="float" office:value="44" calcext:value-type="float">
            <text:p>44</text:p>
          </table:table-cell>
          <table:table-cell table:style-name="ce3"/>
          <table:table-cell table:style-name="ce1"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91.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208.0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87.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67.0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845.0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73.0</text:p>
          </table:table-cell>
          <table:table-cell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90.0</text:p>
          </table:table-cell>
          <table:table-cell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03.0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21.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1000.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8312.0</text:p>
          </table:table-cell>
          <table:table-cell table:style-name="ce1" office:value-type="float" office:value="42" calcext:value-type="float">
            <text:p>42</text:p>
          </table:table-cell>
          <table:table-cell table:style-name="ce3"/>
          <table:table-cell table:style-name="ce1"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60.0</text:p>
          </table:table-cell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58.0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79.0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892.0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627.0</text:p>
          </table:table-cell>
          <table:table-cell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333.0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37.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64.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299.0</text:p>
          </table:table-cell>
          <table:table-cell office:value-type="float" office:value="37" calcext:value-type="float">
            <text:p>37</text:p>
          </table:table-cell>
          <table:table-cell table:number-columns-repeated="5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1000.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7244.0</text:p>
          </table:table-cell>
          <table:table-cell table:style-name="ce1" office:value-type="float" office:value="37" calcext:value-type="float">
            <text:p>37</text:p>
          </table:table-cell>
          <table:table-cell table:style-name="ce3"/>
          <table:table-cell table:style-name="ce1"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59.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HARMEAN([.H16:.H32])" office:value-type="float" office:value="47.601028298397" calcext:value-type="float">
            <text:p>47,601028298397</text:p>
          </table:table-cell>
          <table:table-cell table:number-columns-repeated="5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36.0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15.0</text:p>
          </table:table-cell>
          <table:table-cell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42.0</text:p>
          </table:table-cell>
          <table:table-cell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718.0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898.0</text:p>
          </table:table-cell>
          <table:table-cell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85.0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228.0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74.0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1000.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8372.0</text:p>
          </table:table-cell>
          <table:table-cell table:style-name="ce1" office:value-type="float" office:value="92" calcext:value-type="float">
            <text:p>92</text:p>
          </table:table-cell>
          <table:table-cell table:style-name="ce3"/>
          <table:table-cell table:style-name="ce1" table:formula="of:=MAX([.H33:.H42])" office:value-type="float" office:value="92" calcext:value-type="float">
            <text:p>92</text:p>
          </table:table-cell>
          <table:table-cell table:style-name="ce1"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09.0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15.0</text:p>
          </table:table-cell>
          <table:table-cell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24.0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51.0</text:p>
          </table:table-cell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39.0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23.0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36.0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63.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552.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5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1000.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6722.0</text:p>
          </table:table-cell>
          <table:table-cell table:style-name="ce1" office:value-type="float" office:value="84" calcext:value-type="float">
            <text:p>84</text:p>
          </table:table-cell>
          <table:table-cell table:style-name="ce3"/>
          <table:table-cell table:style-name="ce1"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932.0</text:p>
          </table:table-cell>
          <table:table-cell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41.0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396.0</text:p>
          </table:table-cell>
          <table:table-cell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12.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642.0</text:p>
          </table:table-cell>
          <table:table-cell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9546.0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601.0</text:p>
          </table:table-cell>
          <table:table-cell office:value-type="float" office:value="164" calcext:value-type="float">
            <text:p>164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144.0</text:p>
          </table:table-cell>
          <table:table-cell table:formula="of:=AVERAGE([.H2:.H59])" office:value-type="float" office:value="67.1034482758621" calcext:value-type="float">
            <text:p>67,1034482758621</text:p>
          </table:table-cell>
          <table:table-cell table:style-name="Default"/>
          <table:table-cell table:number-columns-repeated="5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1000.0</text:p>
          </table:table-cell>
          <table:table-cell table:style-name="ce1" office:value-type="float" office:value="29.5" calcext:value-type="float">
            <text:p>29,5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7586.0</text:p>
          </table:table-cell>
          <table:table-cell table:style-name="ce1" office:value-type="float" office:value="88" calcext:value-type="float">
            <text:p>88</text:p>
          </table:table-cell>
          <table:table-cell table:style-name="ce3" table:formula="of:=[.H61]" office:value-type="float" office:value="88" calcext:value-type="float">
            <text:p>88</text:p>
          </table:table-cell>
          <table:table-cell table:style-name="ce1" table:formula="of:=[.I61]" office:value-type="float" office:value="88" calcext:value-type="float">
            <text:p>88</text:p>
          </table:table-cell>
          <table:table-cell table:style-name="ce1"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30.0</text:p>
          </table:table-cell>
          <table:table-cell office:value-type="float" office:value="61" calcext:value-type="float">
            <text:p>61</text:p>
          </table:table-cell>
          <table:table-cell table:formula="of:=[.H62]" office:value-type="float" office:value="61" calcext:value-type="float">
            <text:p>61</text:p>
          </table:table-cell>
          <table:table-cell table:formula="of:=[.I62]" office:value-type="float" office:value="61" calcext:value-type="float">
            <text:p>61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89.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314.0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70.0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19.0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43.0</text:p>
          </table:table-cell>
          <table:table-cell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63.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304.0</text:p>
          </table:table-cell>
          <table:table-cell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96.0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777.0</text:p>
          </table:table-cell>
          <table:table-cell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2000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5849.0</text:p>
          </table:table-cell>
          <table:table-cell table:style-name="ce1" office:value-type="float" office:value="80" calcext:value-type="float">
            <text:p>80</text:p>
          </table:table-cell>
          <table:table-cell table:style-name="ce3"/>
          <table:table-cell table:style-name="ce1"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91.0</text:p>
          </table:table-cell>
          <table:table-cell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585.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38.0</text:p>
          </table:table-cell>
          <table:table-cell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03.0</text:p>
          </table:table-cell>
          <table:table-cell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10.0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01.0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375.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27.0</text:p>
          </table:table-cell>
          <table:table-cell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77.0</text:p>
          </table:table-cell>
          <table:table-cell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2000.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3201.0</text:p>
          </table:table-cell>
          <table:table-cell table:style-name="ce1" office:value-type="float" office:value="67" calcext:value-type="float">
            <text:p>67</text:p>
          </table:table-cell>
          <table:table-cell table:style-name="ce3"/>
          <table:table-cell table:style-name="ce1"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93.0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30.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624.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09.0</text:p>
          </table:table-cell>
          <table:table-cell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593.0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23.0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71.0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87.0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51.0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2000.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6319.0</text:p>
          </table:table-cell>
          <table:table-cell table:style-name="ce1" office:value-type="float" office:value="82" calcext:value-type="float">
            <text:p>82</text:p>
          </table:table-cell>
          <table:table-cell table:style-name="ce3"/>
          <table:table-cell table:style-name="ce1"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86.0</text:p>
          </table:table-cell>
          <table:table-cell table:number-columns-repeated="2" office:value-type="float" office:value="56" calcext:value-type="float">
            <text:p>56</text:p>
          </table:table-cell>
          <table:table-cell/>
          <table:table-cell table:formula="of:=HARMEAN([.H73:.H81])" office:value-type="float" office:value="51.6819481147046" calcext:value-type="float">
            <text:p>51,6819481147046</text:p>
          </table:table-cell>
          <table:table-cell table:number-columns-repeated="5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73.0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66.0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82.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58.0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46.0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08.0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98.0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09.0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2000.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7882.0</text:p>
          </table:table-cell>
          <table:table-cell table:style-name="ce1" office:value-type="float" office:value="90" calcext:value-type="float">
            <text:p>90</text:p>
          </table:table-cell>
          <table:table-cell table:style-name="ce3"/>
          <table:table-cell table:style-name="ce1"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36.0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43.0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42.0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20.0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96.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97.0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23.0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906.0</text:p>
          </table:table-cell>
          <table:table-cell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355.0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2000.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7853.0</text:p>
          </table:table-cell>
          <table:table-cell table:style-name="ce1" office:value-type="float" office:value="90" calcext:value-type="float">
            <text:p>90</text:p>
          </table:table-cell>
          <table:table-cell table:style-name="ce3"/>
          <table:table-cell table:style-name="ce1" table:formula="of:=MAX([.H103:.H112])" office:value-type="float" office:value="90" calcext:value-type="float">
            <text:p>90</text:p>
          </table:table-cell>
          <table:table-cell table:style-name="ce1"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699.0</text:p>
          </table:table-cell>
          <table:table-cell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832.0</text:p>
          </table:table-cell>
          <table:table-cell office:value-type="float" office:value="35" calcext:value-type="float">
            <text:p>35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037.0</text:p>
          </table:table-cell>
          <table:table-cell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4.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383.0</text:p>
          </table:table-cell>
          <table:table-cell office:value-type="float" office:value="182" calcext:value-type="float">
            <text:p>182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76.0</text:p>
          </table:table-cell>
          <table:table-cell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654.0</text:p>
          </table:table-cell>
          <table:table-cell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0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902.0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5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2000.0</text:p>
          </table:table-cell>
          <table:table-cell table:style-name="ce1" office:value-type="float" office:value="29.5" calcext:value-type="float">
            <text:p>29,5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0618.0</text:p>
          </table:table-cell>
          <table:table-cell table:style-name="ce1" office:value-type="float" office:value="104" calcext:value-type="float">
            <text:p>104</text:p>
          </table:table-cell>
          <table:table-cell table:style-name="ce3" office:value-type="float" office:value="104" calcext:value-type="float">
            <text:p>104</text:p>
          </table:table-cell>
          <table:table-cell table:style-name="ce1"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82.0</text:p>
          </table:table-cell>
          <table:table-cell office:value-type="float" office:value="56" calcext:value-type="float">
            <text:p>56</text:p>
          </table:table-cell>
          <table:table-cell table:formula="of:=[.H122]" office:value-type="float" office:value="56" calcext:value-type="float">
            <text:p>56</text:p>
          </table:table-cell>
          <table:table-cell table:formula="of:=[.I122]" office:value-type="float" office:value="56" calcext:value-type="float">
            <text:p>56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24.0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99.0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95.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375.0</text:p>
          </table:table-cell>
          <table:table-cell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214.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072.0</text:p>
          </table:table-cell>
          <table:table-cell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76.0</text:p>
          </table:table-cell>
          <table:table-cell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20.0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85.0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8726.0</text:p>
          </table:table-cell>
          <table:table-cell table:style-name="ce1" office:value-type="float" office:value="94" calcext:value-type="float">
            <text:p>94</text:p>
          </table:table-cell>
          <table:table-cell table:style-name="ce3"/>
          <table:table-cell table:style-name="ce1"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79.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221.0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832.0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419.0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22.0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76.0</text:p>
          </table:table-cell>
          <table:table-cell office:value-type="float" office:value="27" calcext:value-type="float">
            <text:p>27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96.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61.0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866.0</text:p>
          </table:table-cell>
          <table:table-cell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4471.0</text:p>
          </table:table-cell>
          <table:table-cell table:style-name="ce1" office:value-type="float" office:value="73" calcext:value-type="float">
            <text:p>73</text:p>
          </table:table-cell>
          <table:table-cell table:style-name="ce3"/>
          <table:table-cell table:style-name="ce1"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47.0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885.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50.0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53.0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70.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56.0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550.0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617.0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65.0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4392.0</text:p>
          </table:table-cell>
          <table:table-cell table:style-name="ce1" office:value-type="float" office:value="72" calcext:value-type="float">
            <text:p>72</text:p>
          </table:table-cell>
          <table:table-cell table:style-name="ce3"/>
          <table:table-cell table:style-name="ce1"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024.0</text:p>
          </table:table-cell>
          <table:table-cell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68.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HARMEAN([.H146:.H154])" office:value-type="float" office:value="68.6086218623736" calcext:value-type="float">
            <text:p>68,6086218623736</text:p>
          </table:table-cell>
          <table:table-cell table:number-columns-repeated="5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34.0</text:p>
          </table:table-cell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47.0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761.0</text:p>
          </table:table-cell>
          <table:table-cell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018.0</text:p>
          </table:table-cell>
          <table:table-cell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068.0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768.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507.0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5368.0</text:p>
          </table:table-cell>
          <table:table-cell table:style-name="ce1" office:value-type="float" office:value="77" calcext:value-type="float">
            <text:p>77</text:p>
          </table:table-cell>
          <table:table-cell table:style-name="ce3" table:formula="of:=MIN([.H153:.H162])" office:value-type="float" office:value="77" calcext:value-type="float">
            <text:p>77</text:p>
          </table:table-cell>
          <table:table-cell table:style-name="ce1"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392.0</text:p>
          </table:table-cell>
          <table:table-cell office:value-type="float" office:value="162" calcext:value-type="float">
            <text:p>162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78.0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07.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892.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298.0</text:p>
          </table:table-cell>
          <table:table-cell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27.0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222.0</text:p>
          </table:table-cell>
          <table:table-cell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86.0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345.0</text:p>
          </table:table-cell>
          <table:table-cell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43633.0</text:p>
          </table:table-cell>
          <table:table-cell table:style-name="ce1" office:value-type="float" office:value="219" calcext:value-type="float">
            <text:p>219</text:p>
          </table:table-cell>
          <table:table-cell table:style-name="ce3"/>
          <table:table-cell table:style-name="ce1" table:formula="of:=MAX([.H163:.H172])" office:value-type="float" office:value="219" calcext:value-type="float">
            <text:p>219</text:p>
          </table:table-cell>
          <table:table-cell table:style-name="ce1"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97.0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369.0</text:p>
          </table:table-cell>
          <table:table-cell office:value-type="float" office:value="232" calcext:value-type="float">
            <text:p>232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942.0</text:p>
          </table:table-cell>
          <table:table-cell office:value-type="float" office:value="195" calcext:value-type="float">
            <text:p>195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739.0</text:p>
          </table:table-cell>
          <table:table-cell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413.0</text:p>
          </table:table-cell>
          <table:table-cell office:value-type="float" office:value="228" calcext:value-type="float">
            <text:p>228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692.0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409" calcext:value-type="float">
            <text:p>409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421.0</text:p>
          </table:table-cell>
          <table:table-cell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5283.0</text:p>
          </table:table-cell>
          <table:table-cell office:value-type="float" office:value="327" calcext:value-type="float">
            <text:p>327</text:p>
          </table:table-cell>
          <table:table-cell table:number-columns-repeated="5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29.5" calcext:value-type="float">
            <text:p>29,5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6435.0</text:p>
          </table:table-cell>
          <table:table-cell table:style-name="ce1" office:value-type="float" office:value="83" calcext:value-type="float">
            <text:p>83</text:p>
          </table:table-cell>
          <table:table-cell table:style-name="ce3" table:formula="of:=MIN([.H173:.H181])" office:value-type="float" office:value="83" calcext:value-type="float">
            <text:p>83</text:p>
          </table:table-cell>
          <table:table-cell table:style-name="ce1"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08.0</text:p>
          </table:table-cell>
          <table:table-cell office:value-type="float" office:value="50" calcext:value-type="float">
            <text:p>50</text:p>
          </table:table-cell>
          <table:table-cell table:formula="of:=[.H182]" office:value-type="float" office:value="50" calcext:value-type="float">
            <text:p>50</text:p>
          </table:table-cell>
          <table:table-cell table:formula="of:=[.I182]" office:value-type="float" office:value="50" calcext:value-type="float">
            <text:p>50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570.0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99.0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397.0</text:p>
          </table:table-cell>
          <table:table-cell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345.0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0.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111.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114.0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084.0</text:p>
          </table:table-cell>
          <table:table-cell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32.0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3383.0</text:p>
          </table:table-cell>
          <table:table-cell table:style-name="ce1" office:value-type="float" office:value="67" calcext:value-type="float">
            <text:p>67</text:p>
          </table:table-cell>
          <table:table-cell table:style-name="ce3"/>
          <table:table-cell table:style-name="ce1"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859.0</text:p>
          </table:table-cell>
          <table:table-cell office:value-type="float" office:value="35" calcext:value-type="float">
            <text:p>35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07.0</text:p>
          </table:table-cell>
          <table:table-cell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21.0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17.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353.0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54.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48.0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92.0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657.0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1356.0</text:p>
          </table:table-cell>
          <table:table-cell table:style-name="ce1" office:value-type="float" office:value="57" calcext:value-type="float">
            <text:p>57</text:p>
          </table:table-cell>
          <table:table-cell table:style-name="ce3"/>
          <table:table-cell table:style-name="ce1"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685.0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516.0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37.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92.0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01.0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884.0</text:p>
          </table:table-cell>
          <table:table-cell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41.0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34.0</text:p>
          </table:table-cell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58.0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2128.0</text:p>
          </table:table-cell>
          <table:table-cell table:style-name="ce1" office:value-type="float" office:value="111" calcext:value-type="float">
            <text:p>111</text:p>
          </table:table-cell>
          <table:table-cell table:style-name="ce3"/>
          <table:table-cell table:style-name="ce1" table:formula="of:=MAX([.H203:.H212])" office:value-type="float" office:value="111" calcext:value-type="float">
            <text:p>111</text:p>
          </table:table-cell>
          <table:table-cell table:style-name="ce1"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70.0</text:p>
          </table:table-cell>
          <table:table-cell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56.0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67.0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407.0</text:p>
          </table:table-cell>
          <table:table-cell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33.0</text:p>
          </table:table-cell>
          <table:table-cell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600.0</text:p>
          </table:table-cell>
          <table:table-cell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84.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196.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389.0</text:p>
          </table:table-cell>
          <table:table-cell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7484.0</text:p>
          </table:table-cell>
          <table:table-cell table:style-name="ce1" office:value-type="float" office:value="88" calcext:value-type="float">
            <text:p>88</text:p>
          </table:table-cell>
          <table:table-cell table:style-name="ce3"/>
          <table:table-cell table:style-name="ce1"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076.0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209.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727.0</text:p>
          </table:table-cell>
          <table:table-cell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376.0</text:p>
          </table:table-cell>
          <table:table-cell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93.0</text:p>
          </table:table-cell>
          <table:table-cell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750.0</text:p>
          </table:table-cell>
          <table:table-cell office:value-type="float" office:value="194" calcext:value-type="float">
            <text:p>194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062.0</text:p>
          </table:table-cell>
          <table:table-cell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730.0</text:p>
          </table:table-cell>
          <table:table-cell office:value-type="float" office:value="169" calcext:value-type="float">
            <text:p>169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1782.0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5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35450.0</text:p>
          </table:table-cell>
          <table:table-cell table:style-name="ce1" office:value-type="float" office:value="178" calcext:value-type="float">
            <text:p>178</text:p>
          </table:table-cell>
          <table:table-cell table:style-name="ce3"/>
          <table:table-cell table:style-name="ce1"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12.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353.0</text:p>
          </table:table-cell>
          <table:table-cell office:value-type="float" office:value="272" calcext:value-type="float">
            <text:p>272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778.0</text:p>
          </table:table-cell>
          <table:table-cell office:value-type="float" office:value="269" calcext:value-type="float">
            <text:p>269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2104.0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679.0</text:p>
          </table:table-cell>
          <table:table-cell office:value-type="float" office:value="264" calcext:value-type="float">
            <text:p>264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954.0</text:p>
          </table:table-cell>
          <table:table-cell office:value-type="float" office:value="225" calcext:value-type="float">
            <text:p>225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517.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4000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853.0</text:p>
          </table:table-cell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29.5" calcext:value-type="float">
            <text:p>29,5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38250.0</text:p>
          </table:table-cell>
          <table:table-cell table:style-name="ce1" table:formula="of:=AVERAGE([.H185:.H240])" office:value-type="float" office:value="105.553571428571" calcext:value-type="float">
            <text:p>105,553571428571</text:p>
          </table:table-cell>
          <table:table-cell table:style-name="ce1" table:formula="of:=[.H241]" office:value-type="float" office:value="105.553571428571" calcext:value-type="float">
            <text:p>105,553571428571</text:p>
          </table:table-cell>
          <table:table-cell table:style-name="ce1" table:formula="of:=[.I241]" office:value-type="float" office:value="105.553571428571" calcext:value-type="float">
            <text:p>105,553571428571</text:p>
          </table:table-cell>
          <table:table-cell table:style-name="ce1"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361.0</text:p>
          </table:table-cell>
          <table:table-cell office:value-type="float" office:value="97" calcext:value-type="float">
            <text:p>97</text:p>
          </table:table-cell>
          <table:table-cell table:formula="of:=[.H242]" office:value-type="float" office:value="97" calcext:value-type="float">
            <text:p>97</text:p>
          </table:table-cell>
          <table:table-cell table:formula="of:=[.I242]" office:value-type="float" office:value="97" calcext:value-type="float">
            <text:p>97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75.0</text:p>
          </table:table-cell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581.0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327.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82.0</text:p>
          </table:table-cell>
          <table:table-cell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69.0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68.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513.0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80.0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48.0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5028.0</text:p>
          </table:table-cell>
          <table:table-cell table:style-name="ce1" office:value-type="float" office:value="76" calcext:value-type="float">
            <text:p>76</text:p>
          </table:table-cell>
          <table:table-cell table:style-name="ce3"/>
          <table:table-cell table:style-name="ce1"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554.0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38.0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13.0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285.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155.0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24.0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32.0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75.0</text:p>
          </table:table-cell>
          <table:table-cell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490.0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8544.0</text:p>
          </table:table-cell>
          <table:table-cell table:style-name="ce1" office:value-type="float" office:value="93" calcext:value-type="float">
            <text:p>93</text:p>
          </table:table-cell>
          <table:table-cell table:style-name="ce3"/>
          <table:table-cell table:style-name="ce1"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82.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formula="of:=HARMEAN([.H250:.H264])" office:value-type="float" office:value="79.1949019071293" calcext:value-type="float">
            <text:p>79,1949019071293</text:p>
          </table:table-cell>
          <table:table-cell table:number-columns-repeated="5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58.0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686.0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666.0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09.0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129.0</text:p>
          </table:table-cell>
          <table:table-cell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022.0</text:p>
          </table:table-cell>
          <table:table-cell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316.0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20.0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1687.0</text:p>
          </table:table-cell>
          <table:table-cell table:style-name="ce1" office:value-type="float" office:value="59" calcext:value-type="float">
            <text:p>59</text:p>
          </table:table-cell>
          <table:table-cell table:style-name="ce3" table:formula="of:=MIN([.H263:.H272])" office:value-type="float" office:value="59" calcext:value-type="float">
            <text:p>59</text:p>
          </table:table-cell>
          <table:table-cell table:style-name="ce1"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289.0</text:p>
          </table:table-cell>
          <table:table-cell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791.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14.0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929.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88.0</text:p>
          </table:table-cell>
          <table:table-cell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82.0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083.0</text:p>
          </table:table-cell>
          <table:table-cell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391.0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49.0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63731.0</text:p>
          </table:table-cell>
          <table:table-cell table:style-name="ce1" office:value-type="float" office:value="319" calcext:value-type="float">
            <text:p>319</text:p>
          </table:table-cell>
          <table:table-cell table:style-name="ce3"/>
          <table:table-cell table:style-name="ce1" table:formula="of:=MAX([.H273:.H282])" office:value-type="float" office:value="319" calcext:value-type="float">
            <text:p>319</text:p>
          </table:table-cell>
          <table:table-cell table:style-name="ce1"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56.0</text:p>
          </table:table-cell>
          <table:table-cell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016.0</text:p>
          </table:table-cell>
          <table:table-cell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413.0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47.0</text:p>
          </table:table-cell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243.0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12.0</text:p>
          </table:table-cell>
          <table:table-cell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82.0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635.0</text:p>
          </table:table-cell>
          <table:table-cell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252.0</text:p>
          </table:table-cell>
          <table:table-cell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47381.0</text:p>
          </table:table-cell>
          <table:table-cell table:style-name="ce1" office:value-type="float" office:value="237" calcext:value-type="float">
            <text:p>237</text:p>
          </table:table-cell>
          <table:table-cell table:style-name="ce3"/>
          <table:table-cell table:style-name="ce1" table:formula="of:=MAX([.H283:.H292])" office:value-type="float" office:value="237" calcext:value-type="float">
            <text:p>237</text:p>
          </table:table-cell>
          <table:table-cell table:style-name="ce1"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140.0</text:p>
          </table:table-cell>
          <table:table-cell office:value-type="float" office:value="211" calcext:value-type="float">
            <text:p>211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6557.0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898.0</text:p>
          </table:table-cell>
          <table:table-cell office:value-type="float" office:value="220" calcext:value-type="float">
            <text:p>220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2702.0</text:p>
          </table:table-cell>
          <table:table-cell office:value-type="float" office:value="364" calcext:value-type="float">
            <text:p>364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461.0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3215.0</text:p>
          </table:table-cell>
          <table:table-cell office:value-type="float" office:value="317" calcext:value-type="float">
            <text:p>317</text:p>
          </table:table-cell>
          <table:table-cell table:number-columns-repeated="5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5738.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021.0</text:p>
          </table:table-cell>
          <table:table-cell office:value-type="float" office:value="156" calcext:value-type="float">
            <text:p>156</text:p>
          </table:table-cell>
          <table:table-cell table:number-columns-repeated="5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29.5" calcext:value-type="float">
            <text:p>29,5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3252.0</text:p>
          </table:table-cell>
          <table:table-cell table:style-name="ce1" office:value-type="float" office:value="117" calcext:value-type="float">
            <text:p>117</text:p>
          </table:table-cell>
          <table:table-cell table:style-name="ce3" table:formula="of:=[.H301]" office:value-type="float" office:value="117" calcext:value-type="float">
            <text:p>117</text:p>
          </table:table-cell>
          <table:table-cell table:style-name="ce1" table:formula="of:=[.I301]" office:value-type="float" office:value="117" calcext:value-type="float">
            <text:p>117</text:p>
          </table:table-cell>
          <table:table-cell table:style-name="ce1" table:number-columns-repeated="5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6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39.0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</table:table>
      <table:named-expressions/>
      <table:database-ranges>
        <table:database-range table:name="__Anonymous_Sheet_DB__0" table:target-range-address="datos_200.A1:datos_200.H30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-00-0000</text:date>, <text:time style:data-style-name="N2" text:time-value="13:56:41.9130264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8-20T15:18:33.130457981</dc:date>
    <meta:editing-duration>PT56M21S</meta:editing-duration>
    <meta:editing-cycles>8</meta:editing-cycles>
    <meta:document-statistic meta:table-count="1" meta:cell-count="2507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28cm" svg:height="6.616cm" xlink:href=".." xlink:type="simple" chart:class="chart:scatter" chart:style-name="ch1">
        <chart:title svg:x="4.195cm" svg:y="0.012cm" chart:style-name="ch2">
          <text:p>Evaluaciones</text:p>
        </chart:title>
        <chart:subtitle svg:x="4.664cm" svg:y="0.822cm" chart:style-name="ch3">
          <text:p>Pesos 1000</text:p>
        </chart:subtitle>
        <chart:legend chart:legend-position="end" svg:x="9.268cm" svg:y="3.009cm" style:legend-expansion="custom" chartooo:width="1.95cm" chartooo:height="1.805cm" style:legend-expansion-aspect-ratio="1.0803324099723" chart:style-name="ch4"/>
        <chart:plot-area chart:style-name="ch5" table:cell-range-address="datos_200.C1:datos_200.C61 datos_200.H2:datos_200.J61" chart:data-source-has-labels="row" svg:x="0.853cm" svg:y="1.372cm" svg:width="8.399cm" svg:height="4.892cm">
          <chartooo:coordinate-region svg:x="1.66cm" svg:y="1.572cm" svg:width="7.405cm" svg:height="4.045cm"/>
          <chart:axis chart:dimension="x" chart:name="primary-x" chart:style-name="ch6">
            <chart:title svg:x="3.87cm" svg:y="6.056cm" chart:style-name="ch7">
              <text:p>Aprendizaje C1</text:p>
            </chart:title>
          </chart:axis>
          <chart:axis chart:dimension="y" chart:name="primary-y" chart:style-name="ch6">
            <chart:title svg:x="0.065cm" svg:y="4.418cm" chart:style-name="ch8">
              <text:p>Epocas</text:p>
            </chart:title>
            <chart:grid chart:style-name="ch9" chart:class="major"/>
          </chart:axis>
          <chart:series chart:style-name="ch10" chart:values-cell-range-address="datos_200.H2:datos_200.H61" chart:label-cell-address="datos_200.C1:datos_200.C1" chart:class="chart:scatter">
            <chart:domain table:cell-range-address="datos_200.C2:datos_200.C61"/>
            <chart:data-point chart:repeated="60"/>
          </chart:series>
          <chart:series chart:style-name="ch11" chart:values-cell-range-address="datos_200.I2:datos_200.I61" loext:label-string="inferior" chart:class="chart:scatter">
            <chart:data-point chart:repeated="60"/>
          </chart:series>
          <chart:series chart:style-name="ch12" chart:values-cell-range-address="datos_200.J2:datos_200.J61" loext:label-string="superor" chart:class="chart:scatter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1</text:p>
                <draw:g>
                  <svg:desc>datos_200.C1:datos_200.C1</svg:desc>
                </draw:g>
              </table:table-cell>
              <table:table-cell office:value-type="string">
                <text:p>inferior</text:p>
              </table:table-cell>
              <table:table-cell office:value-type="string">
                <text:p>super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200.C2:datos_200.C61</svg:desc>
                </draw:g>
              </table:table-cell>
              <table:table-cell office:value-type="float" office:value="82">
                <text:p>82</text:p>
                <draw:g>
                  <svg:desc>datos_200.H2:datos_200.H61</svg:desc>
                </draw:g>
              </table:table-cell>
              <table:table-cell office:value-type="float" office:value="82">
                <text:p>82</text:p>
                <draw:g>
                  <svg:desc>datos_200.I2:datos_200.I61</svg:desc>
                </draw:g>
              </table:table-cell>
              <table:table-cell office:value-type="float" office:value="82">
                <text:p>82</text:p>
                <draw:g>
                  <svg:desc>datos_200.J2:datos_200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67.1034482758621">
                <text:p>67.1034482758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28cm" svg:height="6.616cm" xlink:href=".." xlink:type="simple" chart:class="chart:scatter" chart:style-name="ch1">
        <chart:title svg:x="4.197cm" svg:y="0.012cm" chart:style-name="ch2">
          <text:p>Evaluaciones</text:p>
        </chart:title>
        <chart:subtitle svg:x="4.664cm" svg:y="0.824cm" chart:style-name="ch3">
          <text:p>Pesos 2000</text:p>
        </chart:subtitle>
        <chart:legend chart:legend-position="end" svg:x="9.266cm" svg:y="3.022cm" style:legend-expansion="custom" chartooo:width="1.952cm" chartooo:height="1.424cm" style:legend-expansion-aspect-ratio="1.37078651685393" chart:style-name="ch4"/>
        <chart:plot-area chart:style-name="ch5" table:cell-range-address="datos_200.C62:datos_200.C121 datos_200.C1:datos_200.C1 datos_200.H62:datos_200.J121" chart:data-source-has-labels="row" svg:x="0.853cm" svg:y="1.372cm" svg:width="8.397cm" svg:height="4.892cm">
          <chartooo:coordinate-region svg:x="1.66cm" svg:y="1.572cm" svg:width="7.403cm" svg:height="4.045cm"/>
          <chart:axis chart:dimension="x" chart:name="primary-x" chart:style-name="ch6">
            <chart:title svg:x="3.869cm" svg:y="6.056cm" chart:style-name="ch7">
              <text:p>Aprendizaje C1</text:p>
            </chart:title>
          </chart:axis>
          <chart:axis chart:dimension="y" chart:name="primary-y" chart:style-name="ch6">
            <chart:title svg:x="0.065cm" svg:y="4.418cm" chart:style-name="ch8">
              <text:p>Epocas</text:p>
            </chart:title>
            <chart:grid chart:style-name="ch9" chart:class="major"/>
          </chart:axis>
          <chart:series chart:style-name="ch10" chart:values-cell-range-address="datos_200.H62:datos_200.H121" chart:label-cell-address="datos_200.C1:datos_200.C1" chart:class="chart:scatter">
            <chart:domain table:cell-range-address="datos_200.C62:datos_200.C121"/>
            <chart:data-point chart:repeated="60"/>
          </chart:series>
          <chart:series chart:style-name="ch11" chart:values-cell-range-address="datos_200.J62:datos_200.J121" loext:label-string="superior" chart:class="chart:scatter">
            <chart:data-point chart:repeated="60"/>
          </chart:series>
          <chart:series chart:style-name="ch12" chart:values-cell-range-address="datos_200.I62:datos_200.I121" loext:label-string="inferior" chart:class="chart:scatter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1</text:p>
                <draw:g>
                  <svg:desc>datos_200.C1:datos_200.C1</svg:desc>
                </draw:g>
              </table:table-cell>
              <table:table-cell office:value-type="string">
                <text:p>superior</text:p>
              </table:table-cell>
              <table:table-cell office:value-type="string">
                <text:p>inferi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200.C62:datos_200.C121</svg:desc>
                </draw:g>
              </table:table-cell>
              <table:table-cell office:value-type="float" office:value="61">
                <text:p>61</text:p>
                <draw:g>
                  <svg:desc>datos_200.H62:datos_200.H121</svg:desc>
                </draw:g>
              </table:table-cell>
              <table:table-cell office:value-type="float" office:value="61">
                <text:p>61</text:p>
                <draw:g>
                  <svg:desc>datos_200.J62:datos_200.J121</svg:desc>
                </draw:g>
              </table:table-cell>
              <table:table-cell office:value-type="float" office:value="61">
                <text:p>61</text:p>
                <draw:g>
                  <svg:desc>datos_200.I62:datos_200.I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28cm" svg:height="6.616cm" xlink:href=".." xlink:type="simple" chart:class="chart:scatter" chart:style-name="ch1">
        <chart:title svg:x="4.201cm" svg:y="0.012cm" chart:style-name="ch2">
          <text:p>Evaluaciones</text:p>
        </chart:title>
        <chart:subtitle svg:x="4.664cm" svg:y="0.828cm" chart:style-name="ch3">
          <text:p>Pesos 4000</text:p>
        </chart:subtitle>
        <chart:legend chart:legend-position="end" svg:x="9.262cm" svg:y="3.009cm" style:legend-expansion="custom" chartooo:width="1.956cm" chartooo:height="1.39cm" style:legend-expansion-aspect-ratio="1.40719424460432" chart:style-name="ch4"/>
        <chart:plot-area chart:style-name="ch5" table:cell-range-address="datos_200.C182:datos_200.C241 datos_200.C1:datos_200.C1 datos_200.H182:datos_200.J241" chart:data-source-has-labels="row" svg:x="0.853cm" svg:y="1.372cm" svg:width="8.393cm" svg:height="4.892cm">
          <chartooo:coordinate-region svg:x="1.66cm" svg:y="1.572cm" svg:width="7.399cm" svg:height="4.045cm"/>
          <chart:axis chart:dimension="x" chart:name="primary-x" chart:style-name="ch6">
            <chart:title svg:x="3.867cm" svg:y="6.056cm" chart:style-name="ch7">
              <text:p>Aprendizaje C1</text:p>
            </chart:title>
          </chart:axis>
          <chart:axis chart:dimension="y" chart:name="primary-y" chart:style-name="ch6">
            <chart:title svg:x="0.065cm" svg:y="4.418cm" chart:style-name="ch8">
              <text:p>Epocas</text:p>
            </chart:title>
            <chart:grid chart:style-name="ch9" chart:class="major"/>
          </chart:axis>
          <chart:series chart:style-name="ch10" chart:values-cell-range-address="datos_200.H182:datos_200.H241" chart:label-cell-address="datos_200.C1:datos_200.C1" chart:class="chart:scatter">
            <chart:domain table:cell-range-address="datos_200.C182:datos_200.C241"/>
            <chart:data-point chart:repeated="60"/>
          </chart:series>
          <chart:series chart:style-name="ch11" chart:values-cell-range-address="datos_200.I182:datos_200.I241" loext:label-string="inferior" chart:class="chart:scatter">
            <chart:data-point chart:repeated="60"/>
          </chart:series>
          <chart:series chart:style-name="ch12" chart:values-cell-range-address="datos_200.J182:datos_200.J241" loext:label-string="superior" chart:class="chart:scatter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1</text:p>
                <draw:g>
                  <svg:desc>datos_200.C1:datos_200.C1</svg:desc>
                </draw:g>
              </table:table-cell>
              <table:table-cell office:value-type="string">
                <text:p>inferior</text:p>
              </table:table-cell>
              <table:table-cell office:value-type="string">
                <text:p>superi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200.C182:datos_200.C241</svg:desc>
                </draw:g>
              </table:table-cell>
              <table:table-cell office:value-type="float" office:value="50">
                <text:p>50</text:p>
                <draw:g>
                  <svg:desc>datos_200.H182:datos_200.H241</svg:desc>
                </draw:g>
              </table:table-cell>
              <table:table-cell office:value-type="float" office:value="50">
                <text:p>50</text:p>
                <draw:g>
                  <svg:desc>datos_200.I182:datos_200.I241</svg:desc>
                </draw:g>
              </table:table-cell>
              <table:table-cell office:value-type="float" office:value="50">
                <text:p>50</text:p>
                <draw:g>
                  <svg:desc>datos_200.J182:datos_200.J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105.553571428571">
                <text:p>105.553571428571</text:p>
              </table:table-cell>
              <table:table-cell office:value-type="float" office:value="105.553571428571">
                <text:p>105.553571428571</text:p>
              </table:table-cell>
              <table:table-cell office:value-type="float" office:value="105.553571428571">
                <text:p>105.5535714285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28cm" svg:height="6.616cm" xlink:href=".." xlink:type="simple" chart:class="chart:scatter" chart:style-name="ch1">
        <chart:title svg:x="4.199cm" svg:y="0.012cm" chart:style-name="ch2">
          <text:p>Evaluaciones</text:p>
        </chart:title>
        <chart:subtitle svg:x="4.664cm" svg:y="0.826cm" chart:style-name="ch3">
          <text:p>Pesos 3000</text:p>
        </chart:subtitle>
        <chart:legend chart:legend-position="end" svg:x="9.264cm" svg:y="3.009cm" style:legend-expansion="custom" chartooo:width="1.954cm" chartooo:height="1.528cm" style:legend-expansion-aspect-ratio="1.27879581151832" chart:style-name="ch4"/>
        <chart:plot-area chart:style-name="ch5" table:cell-range-address="datos_200.C122:datos_200.C181 datos_200.C1:datos_200.C1 datos_200.H122:datos_200.J181" chart:data-source-has-labels="row" svg:x="0.853cm" svg:y="1.373cm" svg:width="8.395cm" svg:height="4.891cm">
          <chartooo:coordinate-region svg:x="1.66cm" svg:y="1.572cm" svg:width="7.401cm" svg:height="4.045cm"/>
          <chart:axis chart:dimension="x" chart:name="primary-x" chart:style-name="ch6">
            <chart:title svg:x="3.868cm" svg:y="6.056cm" chart:style-name="ch7">
              <text:p>Aprendizaje C1</text:p>
            </chart:title>
          </chart:axis>
          <chart:axis chart:dimension="y" chart:name="primary-y" chart:style-name="ch6">
            <chart:title svg:x="0.065cm" svg:y="4.418cm" chart:style-name="ch8">
              <text:p>Epocas</text:p>
            </chart:title>
            <chart:grid chart:style-name="ch9" chart:class="major"/>
          </chart:axis>
          <chart:series chart:style-name="ch10" chart:values-cell-range-address="datos_200.H122:datos_200.H181" chart:label-cell-address="datos_200.C1:datos_200.C1" chart:class="chart:scatter">
            <chart:domain table:cell-range-address="datos_200.C122:datos_200.C181"/>
            <chart:data-point chart:repeated="60"/>
          </chart:series>
          <chart:series chart:style-name="ch11" chart:values-cell-range-address="datos_200.I122:datos_200.I181" loext:label-string="inferior" chart:class="chart:scatter">
            <chart:data-point chart:repeated="60"/>
          </chart:series>
          <chart:series chart:style-name="ch12" chart:values-cell-range-address="datos_200.J122:datos_200.J181" loext:label-string="superior" chart:class="chart:scatter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1</text:p>
                <draw:g>
                  <svg:desc>datos_200.C1:datos_200.C1</svg:desc>
                </draw:g>
              </table:table-cell>
              <table:table-cell office:value-type="string">
                <text:p>inferior</text:p>
              </table:table-cell>
              <table:table-cell office:value-type="string">
                <text:p>superi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200.C122:datos_200.C181</svg:desc>
                </draw:g>
              </table:table-cell>
              <table:table-cell office:value-type="float" office:value="56">
                <text:p>56</text:p>
                <draw:g>
                  <svg:desc>datos_200.H122:datos_200.H181</svg:desc>
                </draw:g>
              </table:table-cell>
              <table:table-cell office:value-type="float" office:value="56">
                <text:p>56</text:p>
                <draw:g>
                  <svg:desc>datos_200.I122:datos_200.I181</svg:desc>
                </draw:g>
              </table:table-cell>
              <table:table-cell office:value-type="float" office:value="56">
                <text:p>56</text:p>
                <draw:g>
                  <svg:desc>datos_200.J122:datos_200.J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28cm" svg:height="6.616cm" xlink:href=".." xlink:type="simple" chart:class="chart:scatter" chart:style-name="ch1">
        <chart:title svg:x="4.203cm" svg:y="0.012cm" chart:style-name="ch2">
          <text:p>Evaluaciones</text:p>
        </chart:title>
        <chart:subtitle svg:x="4.664cm" svg:y="0.828cm" chart:style-name="ch3">
          <text:p>Pesos 5000</text:p>
        </chart:subtitle>
        <chart:legend chart:legend-position="end" svg:x="9.26cm" svg:y="3.009cm" style:legend-expansion="custom" chartooo:width="1.958cm" chartooo:height="1.402cm" style:legend-expansion-aspect-ratio="1.39657631954351" chart:style-name="ch4"/>
        <chart:plot-area chart:style-name="ch5" table:cell-range-address="datos_200.C242:datos_200.C301 datos_200.C1:datos_200.C1 datos_200.H242:datos_200.J301" chart:data-source-has-labels="row" svg:x="0.853cm" svg:y="1.373cm" svg:width="8.391cm" svg:height="4.891cm">
          <chartooo:coordinate-region svg:x="1.66cm" svg:y="1.572cm" svg:width="7.397cm" svg:height="4.045cm"/>
          <chart:axis chart:dimension="x" chart:name="primary-x" chart:style-name="ch6">
            <chart:title svg:x="3.866cm" svg:y="6.056cm" chart:style-name="ch7">
              <text:p>Aprendizaje C1</text:p>
            </chart:title>
          </chart:axis>
          <chart:axis chart:dimension="y" chart:name="primary-y" chart:style-name="ch6">
            <chart:title svg:x="0.065cm" svg:y="4.418cm" chart:style-name="ch8">
              <text:p>Epocas</text:p>
            </chart:title>
            <chart:grid chart:style-name="ch9" chart:class="major"/>
          </chart:axis>
          <chart:series chart:style-name="ch10" chart:values-cell-range-address="datos_200.H242:datos_200.H301" chart:label-cell-address="datos_200.C1:datos_200.C1" chart:class="chart:scatter">
            <chart:domain table:cell-range-address="datos_200.C242:datos_200.C301"/>
            <chart:data-point chart:repeated="60"/>
          </chart:series>
          <chart:series chart:style-name="ch11" chart:values-cell-range-address="datos_200.I242:datos_200.I301" loext:label-string="inferior" chart:class="chart:scatter">
            <chart:data-point chart:repeated="60"/>
          </chart:series>
          <chart:series chart:style-name="ch12" chart:values-cell-range-address="datos_200.J242:datos_200.J301" loext:label-string="superior" chart:class="chart:scatter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1</text:p>
                <draw:g>
                  <svg:desc>datos_200.C1:datos_200.C1</svg:desc>
                </draw:g>
              </table:table-cell>
              <table:table-cell office:value-type="string">
                <text:p>inferior</text:p>
              </table:table-cell>
              <table:table-cell office:value-type="string">
                <text:p>superi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200.C242:datos_200.C301</svg:desc>
                </draw:g>
              </table:table-cell>
              <table:table-cell office:value-type="float" office:value="97">
                <text:p>97</text:p>
                <draw:g>
                  <svg:desc>datos_200.H242:datos_200.H301</svg:desc>
                </draw:g>
              </table:table-cell>
              <table:table-cell office:value-type="float" office:value="97">
                <text:p>97</text:p>
                <draw:g>
                  <svg:desc>datos_200.I242:datos_200.I301</svg:desc>
                </draw:g>
              </table:table-cell>
              <table:table-cell office:value-type="float" office:value="97">
                <text:p>97</text:p>
                <draw:g>
                  <svg:desc>datos_200.J242:datos_200.J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